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0.46pt"/>
    </style:style>
    <style:style style:name="co2" style:family="table-column">
      <style:table-column-properties fo:break-before="auto" style:column-width="340.3pt"/>
    </style:style>
    <style:style style:name="co3" style:family="table-column">
      <style:table-column-properties fo:break-before="auto" style:column-width="235.5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3.11pt"/>
    </style:style>
    <style:style style:name="co6" style:family="table-column">
      <style:table-column-properties fo:break-before="auto" style:column-width="76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2bf4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CCNP Switch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/>
          <table:table-cell office:value-type="string" calcext:value-type="string">
            <text:p>i86bi-linux-l2-adventerprise-ms-15.2-high_iron_20170202.bin</text:p>
          </table:table-cell>
          <table:table-cell office:value-type="string" calcext:value-type="string">
            <text:p>viosl2-adventerprisek9-m.15.2_20170321</text:p>
          </table:table-cell>
        </table:table-row>
        <table:table-row table:style-name="ro1">
          <table:table-cell office:value-type="string" calcext:value-type="string">
            <text:p>802.1q Tunne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co ISL trunk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HCP Snoopi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SRP address not ping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2 PortChannel (not working on 12.2 working on 15.0)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L3 PortChan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I NAT (classic NAT works on TPGEN images only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VL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ing loops (IOL will crash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PAN/RSPAN/ERSPA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TP version 2 (VTP version 1 works)</text:p>
          </table:table-cell>
          <table:table-cell table:number-columns-repeated="2"/>
        </table:table-row>
      </table:table>
      <table:table table:name="CCNA Routing &amp; Switching" table:style-name="ta1">
        <table:table-column table:style-name="co5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Zariadenie 1</text:p>
          </table:table-cell>
          <table:table-cell office:value-type="string" calcext:value-type="string">
            <text:p>Zariadenie 2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Technologia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chnologia 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08T09:53:36.158254629</dc:date>
    <meta:editing-duration>PT20M22S</meta:editing-duration>
    <meta:editing-cycles>1</meta:editing-cycles>
    <meta:document-statistic meta:table-count="2" meta:cell-count="19" meta:object-count="0"/>
    <meta:generator>LibreOffice/6.0.0.3$Linux_X86_64 LibreOffice_project/00m0$Build-3</meta:generator>
  </office:meta>
</office:document-meta>
</file>